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A2D4EFD62FBF93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6.002cm" fo:margin-top="0.049cm" fo:margin-bottom="0.049cm" table:align="margins" style:writing-mode="lr-tb"/>
    </style:style>
    <style:style style:name="Tabulka1.A" style:family="table-column">
      <style:table-column-properties style:column-width="3.888cm" style:rel-column-width="15921*"/>
    </style:style>
    <style:style style:name="Tabulka1.B" style:family="table-column">
      <style:table-column-properties style:column-width="12.114cm" style:rel-column-width="49614*"/>
    </style:style>
    <style:style style:name="Tabulka1.A1" style:family="table-cell">
      <style:table-cell-properties fo:padding-left="0cm" fo:padding-right="0cm" fo:padding-top="0.199cm" fo:padding-bottom="0.199cm" fo:border="none"/>
    </style:style>
    <style:style style:name="Tabulka2" style:family="table">
      <style:table-properties style:width="16.002cm" table:align="margins" style:writing-mode="lr-tb"/>
    </style:style>
    <style:style style:name="Tabulka2.A" style:family="table-column">
      <style:table-column-properties style:column-width="3.307cm" style:rel-column-width="13544*"/>
    </style:style>
    <style:style style:name="Tabulka2.B" style:family="table-column">
      <style:table-column-properties style:column-width="3.281cm" style:rel-column-width="13436*"/>
    </style:style>
    <style:style style:name="Tabulka2.C" style:family="table-column">
      <style:table-column-properties style:column-width="4.524cm" style:rel-column-width="18529*"/>
    </style:style>
    <style:style style:name="Tabulka2.D" style:family="table-column">
      <style:table-column-properties style:column-width="4.89cm" style:rel-column-width="20026*"/>
    </style:style>
    <style:style style:name="Tabulka2.A1" style:family="table-cell">
      <style:table-cell-properties fo:padding-left="0cm" fo:padding-right="0cm" fo:padding-top="0.25cm" fo:padding-bottom="0.25cm" fo:border="none"/>
    </style:style>
    <style:style style:name="Tabulka2.2" style:family="table-row">
      <style:table-row-properties style:min-row-height="1.064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P3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3ad93d" officeooo:paragraph-rsid="003ad93d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3ca30f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able_20_Contents">
      <style:text-properties officeooo:rsid="003ca30f" officeooo:paragraph-rsid="003cf8ab"/>
    </style:style>
    <style:style style:name="P8" style:family="paragraph" style:parent-style-name="Table_20_Contents">
      <style:text-properties officeooo:rsid="003ca30f" officeooo:paragraph-rsid="0044fd96"/>
    </style:style>
    <style:style style:name="P9" style:family="paragraph" style:parent-style-name="Table_20_Contents">
      <style:text-properties officeooo:rsid="003cf8ab" officeooo:paragraph-rsid="003cf8ab"/>
    </style:style>
    <style:style style:name="P10" style:family="paragraph" style:parent-style-name="Table_20_Contents">
      <style:text-properties fo:font-size="10pt" fo:font-weight="bold" officeooo:rsid="003ad93d" officeooo:paragraph-rsid="003ad93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40c2ca" officeooo:paragraph-rsid="0040c2ca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3ca30f" officeooo:paragraph-rsid="003ca30f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rsid="003ad93d" officeooo:paragraph-rsid="003ad93d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officeooo:rsid="003ad93d" officeooo:paragraph-rsid="003ad93d" style:font-size-asian="10pt" style:font-size-complex="10pt"/>
    </style:style>
    <style:style style:name="P15" style:family="paragraph" style:parent-style-name="Table_20_Contents">
      <style:text-properties fo:font-size="10pt" officeooo:rsid="003ca30f" officeooo:paragraph-rsid="003ad93d" style:font-size-asian="10pt" style:font-size-complex="10pt"/>
    </style:style>
    <style:style style:name="P16" style:family="paragraph" style:parent-style-name="Table_20_Contents">
      <style:text-properties fo:font-size="10pt" officeooo:rsid="003ca30f" officeooo:paragraph-rsid="003ca30f" style:font-size-asian="10pt" style:font-size-complex="10pt"/>
    </style:style>
    <style:style style:name="P17" style:family="paragraph" style:parent-style-name="Table_20_Contents">
      <style:text-properties fo:font-size="10pt" officeooo:rsid="0044fd96" officeooo:paragraph-rsid="0044fd96" style:font-size-asian="10pt" style:font-size-complex="10pt"/>
    </style:style>
    <style:style style:name="P18" style:family="paragraph" style:parent-style-name="Table_20_Contents">
      <style:text-properties fo:font-size="10pt" officeooo:rsid="003cf8ab" officeooo:paragraph-rsid="003cf8ab" style:font-size-asian="10pt" style:font-size-complex="10pt"/>
    </style:style>
    <style:style style:name="P19" style:family="paragraph" style:parent-style-name="Table_20_Contents">
      <style:text-properties fo:font-size="10pt" officeooo:rsid="0042991e" officeooo:paragraph-rsid="0042991e" style:font-size-asian="10pt" style:font-size-complex="10pt"/>
    </style:style>
    <style:style style:name="P20" style:family="paragraph" style:parent-style-name="Table_20_Contents">
      <style:text-properties fo:font-size="10pt" officeooo:rsid="003f52c3" officeooo:paragraph-rsid="003f52c3" style:font-size-asian="10pt" style:font-size-complex="10pt"/>
    </style:style>
    <style:style style:name="P21" style:family="paragraph" style:parent-style-name="Table_20_Contents">
      <style:text-properties fo:font-size="10pt" officeooo:rsid="004cfcb7" officeooo:paragraph-rsid="004cfcb7" style:font-size-asian="10pt" style:font-size-complex="10pt"/>
    </style:style>
    <style:style style:name="P22" style:family="paragraph" style:parent-style-name="Table_20_Contents">
      <style:text-properties fo:font-size="10pt" officeooo:rsid="004861da" officeooo:paragraph-rsid="004861da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4861da" officeooo:paragraph-rsid="003ad93d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49af27" officeooo:paragraph-rsid="0040c2ca" fo:background-color="transparent" style:font-size-asian="10pt" style:font-size-complex="10pt"/>
    </style:style>
    <style:style style:name="P25" style:family="paragraph" style:parent-style-name="Table_20_Contents">
      <style:text-properties fo:font-size="10pt" officeooo:paragraph-rsid="003ad93d" fo:background-color="#ffff00" style:font-size-asian="10pt" style:font-size-complex="10pt"/>
    </style:style>
    <style:style style:name="P26" style:family="paragraph" style:parent-style-name="Table_20_Contents">
      <style:text-properties fo:font-variant="normal" fo:text-transform="none" fo:color="#000000" style:font-name="Arial1" fo:font-size="10pt" fo:letter-spacing="normal" fo:font-style="normal" fo:font-weight="normal" officeooo:rsid="004f0672" officeooo:paragraph-rsid="004f0672" fo:background-color="transparent" style:font-size-asian="10pt" style:font-size-complex="10pt"/>
    </style:style>
    <style:style style:name="P27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P28" style:family="paragraph" style:parent-style-name="Standard" style:master-page-name="First_20_Page">
      <style:paragraph-properties fo:text-align="end" style:justify-single-word="false" style:page-number="auto"/>
      <style:text-properties officeooo:rsid="0046b228" officeooo:paragraph-rsid="0046b228"/>
    </style:style>
    <style:style style:name="P29" style:family="paragraph" style:parent-style-name="Table_20_Contents">
      <style:text-properties fo:font-size="10pt" officeooo:rsid="005162f3" officeooo:paragraph-rsid="005162f3" style:font-size-asian="10pt" style:font-size-complex="10pt"/>
    </style:style>
    <style:style style:name="P3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1pt" style:font-size-asian="11pt" style:font-name-complex="Arial" style:font-size-complex="11pt"/>
    </style:style>
    <style:style style:name="T3" style:family="text">
      <style:text-properties style:font-name="Liberation Sans2" fo:font-size="11pt" officeooo:rsid="0024c771" style:font-size-asian="11pt" style:font-name-complex="Arial" style:font-size-complex="11pt"/>
    </style:style>
    <style:style style:name="T4" style:family="text">
      <style:text-properties style:font-name="Liberation Sans2" fo:font-size="11pt" officeooo:rsid="00156218" style:font-size-asian="11pt" style:font-name-complex="Arial" style:font-size-complex="11pt"/>
    </style:style>
    <style:style style:name="T5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T7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a30f" style:font-weight-asian="bold" style:font-weight-complex="bold"/>
    </style:style>
    <style:style style:name="T11" style:family="text">
      <style:text-properties officeooo:rsid="003ca30f"/>
    </style:style>
    <style:style style:name="T12" style:family="text">
      <style:text-properties officeooo:rsid="003cf8ab"/>
    </style:style>
    <style:style style:name="T13" style:family="text">
      <style:text-properties officeooo:rsid="003f0a44"/>
    </style:style>
    <style:style style:name="T14" style:family="text">
      <style:text-properties officeooo:rsid="003f52c3"/>
    </style:style>
    <style:style style:name="T15" style:family="text">
      <style:text-properties officeooo:rsid="0042991e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44fd96"/>
    </style:style>
    <style:style style:name="T18" style:family="text">
      <style:text-properties officeooo:rsid="00472f27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3cf8ab" style:font-size-asian="10pt" style:font-size-complex="10pt"/>
    </style:style>
    <style:style style:name="T21" style:family="text">
      <style:text-properties fo:font-size="10pt" officeooo:rsid="0044fd96" style:font-size-asian="10pt" style:font-size-complex="10pt"/>
    </style:style>
    <style:style style:name="T22" style:family="text">
      <style:text-properties fo:font-size="10pt" officeooo:rsid="0042991e" style:font-size-asian="10pt" style:font-size-complex="10pt"/>
    </style:style>
    <style:style style:name="T23" style:family="text">
      <style:text-properties fo:font-size="10pt" officeooo:rsid="003f52c3" style:font-size-asian="10pt" style:font-size-complex="10pt"/>
    </style:style>
    <style:style style:name="T24" style:family="text">
      <style:text-properties fo:font-size="10pt" officeooo:rsid="004cfcb7" style:font-size-asian="10pt" style:font-size-complex="10pt"/>
    </style:style>
    <style:style style:name="T25" style:family="text">
      <style:text-properties officeooo:rsid="004cfcb7"/>
    </style:style>
    <style:style style:name="T26" style:family="text">
      <style:text-properties officeooo:rsid="004f0672"/>
    </style:style>
    <style:style style:name="T27" style:family="text">
      <style:text-properties officeooo:rsid="005034d7"/>
    </style:style>
    <style:style style:name="T28" style:family="text">
      <style:text-properties officeooo:rsid="005162f3"/>
    </style:style>
    <style:style style:name="T29" style:family="text">
      <style:text-properties officeooo:rsid="0052709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p. zn. PKS Pha <text:span text:style-name="T16">______</text:span>/2014</text:p>
      <text:p text:style-name="P6"><text:span text:style-name="T17">Zadávací list</text:span> </text:p>
      <text:p text:style-name="P4"><text:span text:style-name="T15">Smluvní strany uzavírají dohodu za následujících podmínek</text:span>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0"><text:span text:style-name="T17">Zadavatel</text:span><text:span text:style-name="T8">:</text:span></text:p>
          </table:table-cell>
          <table:table-cell table:style-name="Tabulka1.A1" office:value-type="string">
            <text:p text:style-name="P14"><text:span text:style-name="T9">Česká pirátská strana</text:span>, <text:span text:style-name="T11">krajské </text:span>sdružení Praha, <text:span text:style-name="T12">kontakty:</text:span></text:p>
            <text:p text:style-name="P7"><text:span text:style-name="T19">Ondřej Profant, </text:span><text:a xlink:type="simple" xlink:href="mailto:ondrej.profant@pirati.cz" text:style-name="Internet_20_link" text:visited-style-name="Visited_20_Internet_20_Link"><text:span text:style-name="T20">ondrej.profant@pirati.cz</text:span></text:a><text:span text:style-name="T20"> (předseda, právní zástupce)</text:span></text:p>
            <text:p text:style-name="P9"><text:span text:style-name="T24">Adam Zábranský</text:span><text:span text:style-name="T19">, </text:span><text:a xlink:type="simple" xlink:href="mailto:jakub.michalek@pirati.cz" text:style-name="Internet_20_link" text:visited-style-name="Visited_20_Internet_20_Link"><text:span text:style-name="T24">adam</text:span></text:a><text:a xlink:type="simple" xlink:href="mailto:jakub.michalek@pirati.cz" text:style-name="Internet_20_link" text:visited-style-name="Visited_20_Internet_20_Link"><text:span text:style-name="T19">.</text:span></text:a><text:a xlink:type="simple" xlink:href="mailto:jakub.michalek@pirati.cz" text:style-name="Internet_20_link" text:visited-style-name="Visited_20_Internet_20_Link"><text:span text:style-name="T24">zabransky</text:span></text:a><text:a xlink:type="simple" xlink:href="mailto:jakub.michalek@pirati.cz" text:style-name="Internet_20_link" text:visited-style-name="Visited_20_Internet_20_Link"><text:span text:style-name="T19">@pirati.cz</text:span></text:a><text:span text:style-name="T19"> (kontaktní osoba pro úkol)</text:span></text:p>
            <text:p text:style-name="P15"/>
          </table:table-cell>
        </table:table-row>
        <table:table-row>
          <table:table-cell table:style-name="Tabulka1.A1" office:value-type="string">
            <text:p text:style-name="P13"><text:span text:style-name="T17">Dodavatel</text:span><text:span text:style-name="T8">:</text:span></text:p>
          </table:table-cell>
          <table:table-cell table:style-name="Tabulka1.A1" office:value-type="string">
            <text:p text:style-name="P26">Ivan Mikoláš, nar. 8. 4. 1965 bytem Pod Rapidem 450/6 100 00, Praha 10-Strašnice.</text:p>
          </table:table-cell>
        </table:table-row>
        <table:table-row>
          <table:table-cell table:style-name="Tabulka1.A1" office:value-type="string">
            <text:p text:style-name="P14"><text:span text:style-name="T9">Zadaný úkol</text:span>:</text:p>
          </table:table-cell>
          <table:table-cell table:style-name="Tabulka1.A1" office:value-type="string">
            <text:p text:style-name="P23">Činnosti související s výkonem mandátu zastupitele hlavního města Prahy </text:p>
            <text:p text:style-name="P25"/>
            <text:p text:style-name="P8"><text:span text:style-name="T19">plnění </text:span><text:span text:style-name="T20">úkolu </text:span><text:span text:style-name="T19">bude evidováno </text:span><text:span text:style-name="T21">v elektronickém </text:span><text:span text:style-name="T19">systému objednatele Redmine <text:s/></text:span><text:span text:style-name="T21">na adrese </text:span><text:a xlink:type="simple" xlink:href="http://redmine.pirati.cz/" text:style-name="Internet_20_link" text:visited-style-name="Visited_20_Internet_20_Link"><text:span text:style-name="T21">http://redmine.pirati.cz</text:span></text:a><text:span text:style-name="T21"> a osobně</text:span></text:p>
          </table:table-cell>
        </table:table-row>
        <table:table-row>
          <table:table-cell table:style-name="Tabulka1.A1" office:value-type="string">
            <text:p text:style-name="P11">Časová náročnost<text:span text:style-name="T8">:</text:span></text:p>
          </table:table-cell>
          <table:table-cell table:style-name="Tabulka1.A1" office:value-type="string">
            <text:p text:style-name="P24"><text:span text:style-name="T26">120</text:span> h (slovy: <text:span text:style-name="T29">sto dvacet</text:span> hodin měsíčně)</text:p>
          </table:table-cell>
        </table:table-row>
        <table:table-row>
          <table:table-cell table:style-name="Tabulka1.A1" office:value-type="string">
            <text:p text:style-name="P17"><text:span text:style-name="T9">Smluvní typ</text:span>:</text:p>
          </table:table-cell>
          <table:table-cell table:style-name="Tabulka1.A1" office:value-type="string">
            <text:p text:style-name="P29">Příkazní smlouva</text:p>
          </table:table-cell>
        </table:table-row>
        <table:table-row>
          <table:table-cell table:style-name="Tabulka1.A1" office:value-type="string">
            <text:p text:style-name="P18"><text:span text:style-name="T9">Místo plnění</text:span>:</text:p>
          </table:table-cell>
          <table:table-cell table:style-name="Tabulka1.A1" office:value-type="string">
            <text:p text:style-name="P19">Praha</text:p>
          </table:table-cell>
        </table:table-row>
        <table:table-row>
          <table:table-cell table:style-name="Tabulka1.A1" office:value-type="string">
            <text:p text:style-name="P14"><text:span text:style-name="T9">Odměna</text:span>:</text:p>
          </table:table-cell>
          <table:table-cell table:style-name="Tabulka1.A1" office:value-type="string">
            <text:p text:style-name="P21">Odměňování se řídí zvláštními podmínkami</text:p>
            <text:p text:style-name="P21">Odměna se vyplácí průběžně <text:span text:style-name="T28">a zahrnuje i případný daňový odvod a náklady zadavatele na veřejné pojištění</text:span></text:p>
          </table:table-cell>
        </table:table-row>
        <table:table-row>
          <table:table-cell table:style-name="Tabulka1.A1" office:value-type="string">
            <text:p text:style-name="P14"><text:span text:style-name="T10">Termín provedení</text:span>:</text:p>
          </table:table-cell>
          <table:table-cell table:style-name="Tabulka1.A1" office:value-type="string">
            <text:p text:style-name="P22">Průběžně po dobu výkonu mandátu</text:p>
          </table:table-cell>
        </table:table-row>
      </table:table>
      <text:p text:style-name="P5"><text:span text:style-name="T22">Vztah mezi smluvními stranami</text:span><text:span text:style-name="T19"> se </text:span><text:span text:style-name="T23">dále </text:span><text:span text:style-name="T19">řídí podmínkami </text:span><text:span text:style-name="T21">zadavatele</text:span><text:span text:style-name="T19"> zveřejněnými na </text:span><text:a xlink:type="simple" xlink:href="http://www.pirati.cz/regiony/praha/podminky" text:style-name="Internet_20_link" text:visited-style-name="Visited_20_Internet_20_Link"><text:span text:style-name="T19">http://www.pirati.cz/regiony/praha/podminky</text:span></text:a><text:span text:style-name="T19">, s nimiž se smluvní strany seznámily a zavazují se je dodržovat. </text:span><text:span text:style-name="T23">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12">Potvrzení</text:p>
          </table:table-cell>
          <table:table-cell table:style-name="Tabulka2.A1" office:value-type="string">
            <text:p text:style-name="P12">Den</text:p>
          </table:table-cell>
          <table:table-cell table:style-name="Tabulka2.A1" office:value-type="string">
            <text:p text:style-name="P12">Za <text:span text:style-name="T18">zadavatele</text:span><text:span text:style-name="T8">:</text:span></text:p>
          </table:table-cell>
          <table:table-cell table:style-name="Tabulka2.A1" office:value-type="string">
            <text:p text:style-name="P12">Za <text:span text:style-name="T18">dodavatele</text:span><text:span text:style-name="T8">:</text:span></text:p>
          </table:table-cell>
        </table:table-row>
        <table:table-row table:style-name="Tabulka2.2">
          <table:table-cell table:style-name="Tabulka2.A1" office:value-type="string">
            <text:p text:style-name="P20">Uzavření smlouvy:</text:p>
          </table:table-cell>
          <table:table-cell table:style-name="Tabulka2.A1" office:value-type="string">
            <text:p text:style-name="P22"><text:span text:style-name="T28">27</text:span>. <text:span text:style-name="T27">února</text:span> 201<text:span text:style-name="T25">8</text:span></text:p>
          </table:table-cell>
          <table:table-cell table:style-name="Tabulka2.A1" office:value-type="string">
            <text:p text:style-name="P16">___________________</text:p>
          </table:table-cell>
          <table:table-cell table:style-name="Tabulka2.A1" office:value-type="string">
            <text:p text:style-name="P16">___________________</text:p>
          </table:table-cell>
        </table:table-row>
        <table:table-row table:style-name="Tabulka2.2">
          <table:table-cell table:style-name="Tabulka2.A1" office:value-type="string">
            <text:p text:style-name="P16"><text:span text:style-name="T14">Splnění úkolu</text:span>:</text:p>
          </table:table-cell>
          <table:table-cell table:style-name="Tabulka2.A1" office:value-type="string">
            <text:p text:style-name="P16">______________</text:p>
          </table:table-cell>
          <table:table-cell table:style-name="Tabulka2.A1" office:value-type="string">
            <text:p text:style-name="P16">___________________</text:p>
          </table:table-cell>
          <table:table-cell table:style-name="Tabulka2.A1" office:value-type="string">
            <text:p text:style-name="P16">___________________</text:p>
          </table:table-cell>
        </table:table-row>
      </table:table>
      <text:p text:style-name="P5">Výhrady při <text:span text:style-name="T13">plnění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="none" style:text-autospace="none" style:punctuation-wrap="simple" style:vertical-align="baseli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MP4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MP5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1pt" officeooo:rsid="0024c771" style:font-size-asian="11pt" style:font-name-complex="Arial" style:font-size-complex="11pt"/>
    </style:style>
    <style:style style:name="MT4" style:family="text">
      <style:text-properties style:font-name="Liberation Sans2" fo:font-size="11pt" officeooo:rsid="00156218" style:font-size-asian="11pt" style:font-name-complex="Arial" style:font-size-complex="11pt"/>
    </style:style>
    <style:style style:name="MT5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MT6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MT7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1cm" fo:margin-left="0cm" fo:margin-right="0cm" fo:margin-top="1.3cm" style:shadow="none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.143cm" fo:margin-bottom="2.053cm" fo:margin-left="2.499cm" fo:margin-right="2.499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1cm" fo:margin-left="0cm" fo:margin-right="0cm" fo:margin-bottom="0cm" fo:border="none" fo:padding="0cm" style:shadow="none" style:dynamic-spacing="false"/>
      </style:header-style>
      <style:footer-style>
        <style:header-footer-properties svg:height="2.829cm" fo:margin-left="0cm" fo:margin-right="0cm" fo:margin-top="0.4cm" fo:border-top="0.26pt solid #000000" fo:border-bottom="none" fo:border-left="none" fo:border-right="none" fo:padding="0.101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5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/text:p>
      </style:header>
      <style:header-first>
        <text:p text:style-name="MP3"><draw:frame text:anchor-type="paragraph" draw:z-index="4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3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2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1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0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/text:p>
      </style:header-first>
      <style:footer>
        <text:p text:style-name="Footer"/>
      </style:footer>
      <style:footer-first>
        <text:p text:style-name="MP4"><text:span text:style-name="MT2">Česká pirátská strana • </text:span><text:span text:style-name="MT3">Řehořova 19</text:span><text:span text:style-name="MT4">,</text:span><text:span text:style-name="MT2"> 1</text:span><text:span text:style-name="MT4">3</text:span><text:span text:style-name="MT2">0 00 Praha </text:span><text:span text:style-name="MT4">3</text:span><text:span text:style-name="MT2"> <text:s/>• IČO 71339698</text:span><text:span text:style-name="MT5"><text:line-break/></text:span><text:span text:style-name="MT6">Web</text:span><text:span text:style-name="MT2">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</text:span><text:span text:style-name="MT4">Datová schránka</text:span><text:span text:style-name="MT2"> </text:span><text:span text:style-name="MT7">b2i4r6j</text:span></text:p>
        <text:p text:style-name="MP5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2-27T17:08:16.832701329</dc:date>
    <meta:editing-cycles>95</meta:editing-cycles>
    <meta:editing-duration>P24DT12H25M48S</meta:editing-duration>
    <meta:generator>LibreOffice/5.3.1.2$Linux_X86_64 LibreOffice_project/30m0$Build-2</meta:generator>
    <meta:document-statistic meta:table-count="2" meta:image-count="0" meta:object-count="0" meta:page-count="1" meta:paragraph-count="40" meta:word-count="204" meta:character-count="1544" meta:non-whitespace-character-count="1375"/>
    <meta:user-defined meta:name="Informace 1"/>
    <meta:user-defined meta:name="Informace 2"/>
    <meta:user-defined meta:name="Informace 3"/>
    <meta:user-defined meta:name="Informace 4"/>
  </office:meta>
</office:document-meta>
</file>